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4.134cm" svg:height="0.962cm" svg:x="12.7cm" svg:y="12.065cm">
          <draw:text-box>
            <text:p>SArray::rep()</text:p>
          </draw:text-box>
        </draw:frame>
        <draw:frame draw:style-name="gr1" draw:layer="layout" svg:width="4.134cm" svg:height="0.962cm" svg:x="17.9cm" svg:y="12.065cm">
          <draw:text-box>
            <text:p>SArray::rep()</text:p>
          </draw:text-box>
        </draw:frame>
        <draw:frame draw:style-name="gr1" draw:layer="layout" svg:width="9.295cm" svg:height="0.962cm" svg:x="10.775cm" svg:y="9.498cm">
          <draw:text-box>
            <text:p>SArray&lt;T, A_Add&lt;T, R1, R2&gt; &gt;</text:p>
          </draw:text-box>
        </draw:frame>
        <draw:line draw:style-name="gr2" draw:text-style-name="P1" draw:layer="layout" svg:x1="18.415cm" svg:y1="10.16cm" svg:x2="20.32cm" svg:y2="12.065cm">
          <text:p/>
        </draw:line>
        <draw:line draw:style-name="gr2" draw:text-style-name="P1" draw:layer="layout" svg:x1="17.145cm" svg:y1="10.16cm" svg:x2="15.24cm" svg:y2="12.065cm">
          <text:p/>
        </draw:line>
        <draw:frame draw:style-name="gr1" draw:layer="layout" svg:width="4.206cm" svg:height="0.962cm" svg:x="4.198cm" svg:y="9.499cm">
          <draw:text-box>
            <text:p>A_Scalar&lt;T&gt;</text:p>
          </draw:text-box>
        </draw:frame>
        <draw:frame draw:style-name="gr1" draw:layer="layout" svg:width="11.979cm" svg:height="0.962cm" svg:x="5.715cm" svg:y="6.023cm">
          <draw:text-box>
            <text:p>Sarray&lt;T, A_Mul&lt;T, A_Scalar&lt;T&gt;, R2&gt; &gt;</text:p>
          </draw:text-box>
        </draw:frame>
        <draw:line draw:style-name="gr2" draw:text-style-name="P1" draw:layer="layout" svg:x1="14.605cm" svg:y1="6.985cm" svg:x2="7.62cm" svg:y2="9.525cm">
          <text:p/>
        </draw:line>
        <draw:line draw:style-name="gr2" draw:text-style-name="P1" draw:layer="layout" svg:x1="16.51cm" svg:y1="6.985cm" svg:x2="17.145cm" svg:y2="9.525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an Tang</meta:initial-creator>
    <meta:creation-date>2010-08-04T22:12:41</meta:creation-date>
    <meta:editing-duration>PT00H31M29S</meta:editing-duration>
    <meta:editing-cycles>3</meta:editing-cycles>
    <dc:date>2010-08-04T22:44:02</dc:date>
    <dc:creator>Yuan Tang</dc:creator>
    <meta:generator>OpenOffice.org/3.2$Unix OpenOffice.org_project/320m12$Build-9483</meta:generator>
    <meta:document-statistic meta:object-count="32"/>
  </office:meta>
</office:document-meta>
</file>